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padding="0cm" fo:border="none"/>
    </style:style>
    <style:style style:name="P3" style:family="paragraph" style:parent-style-name="Text_20_body">
      <style:paragraph-properties fo:text-align="justify" style:justify-single-word="false" fo:padding="0cm" fo:border="none"/>
    </style:style>
    <style:style style:name="P4" style:family="paragraph" style:parent-style-name="Standard">
      <style:text-properties fo:font-size="12pt" fo:font-weight="bold"/>
    </style:style>
    <style:style style:name="P5" style:family="paragraph" style:parent-style-name="Standard">
      <style:paragraph-properties fo:margin-top="0cm" fo:margin-bottom="0.499cm"/>
    </style:style>
    <style:style style:name="P6" style:family="paragraph" style:parent-style-name="Standard">
      <style:text-properties fo:font-size="12pt" fo:font-weight="bold"/>
    </style:style>
    <style:style style:name="T1" style:family="text">
      <style:text-properties fo:font-weight="bold"/>
    </style:style>
    <style:style style:name="T2" style:family="text">
      <style:text-properties fo:font-size="12pt" fo:font-weight="bold"/>
    </style:style>
    <style:style style:name="T3" style:family="text">
      <style:text-properties fo:font-size="12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ENVIAR EMAIL DESDE LINEA DE COMANDOS</text:span></text:p>
      <text:p text:style-name="Standard">Instalar :</text:p>
      <text:p text:style-name="Standard">sudo apt-get install heirloom-mailx</text:p>
      <text:p text:style-name="Standard"/>
      <text:p text:style-name="Standard">Configurar archivo nail.rc</text:p>
      <text:p text:style-name="P5">nano <text:span text:style-name="T2">/etc/nail.rc (poner al final)<text:line-break/>set smtp-use-starttls<text:line-break/>set ssl-verify=ignore<text:line-break/>set smtp-auth=login<text:line-break/>set smtp=smtp://</text:span><text:a xlink:type="simple" xlink:href="http://mail1.atica.org:587/" office:target-frame-name="_blank" xlink:show="new"><text:span text:style-name="T2">mail1.atica.org:587</text:span></text:a><text:span text:style-name="T2"><text:line-break/>set from="</text:span><text:a xlink:type="simple" xlink:href="mailto:aticainstalaciones@atica.org" office:target-frame-name="_blank" xlink:show="new"><text:span text:style-name="T2">aticainstalaciones@atica.org</text:span></text:a><text:span text:style-name="T2">"<text:line-break/>set smtp-auth-user=</text:span><text:a xlink:type="simple" xlink:href="mailto:aticainstalaciones@atica.org" office:target-frame-name="_blank" xlink:show="new"><text:span text:style-name="T2">aticainstalaciones@atica.org</text:span></text:a><text:span text:style-name="T2"><text:line-break/>set smtp-auth-password=aticainstalacionesaticaorg<text:line-break/>set ssl-verify=ignore</text:span></text:p>
      <text:p text:style-name="P5"><text:span text:style-name="T2">guardamos<text:line-break/></text:span><text:line-break/>export MAILRC=smtp-use-starttls<text:line-break/><text:line-break/>export MAILRC=smtp-use-starttls=yes<text:line-break/><text:line-break/>export MAILRC="/dev/null smtp-use-starttls=yes"</text:p>
      <text:p text:style-name="P5"><text:span text:style-name="T2">para enviar:<text:line-break/></text:span><text:span text:style-name="T3">root:~ echo "Correo de ejemplo" | mail -s "Probando mail" -a archivoadjun </text:span><text:a xlink:type="simple" xlink:href="mailto:campanillas@gmail.com" office:target-frame-name="_blank" xlink:show="new"><text:span text:style-name="T3">campanillas@gmail.com</text:span></text:a><text:span text:style-name="T2"><text:line-break/></text:span></text:p>
      <text:p text:style-name="P4">"correo de ejemplo" es el texto del email</text:p>
      <text:p text:style-name="P4">"Probando mail" el asunto</text:p>
      <text:p text:style-name="P4">archivoadjunto la ruta y el nombre del archivo que se quiere adjuntar</text:p>
      <text:p text:style-name="P4">y lo otro la direcc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Standard"/>
      <text:p text:style-name="Standard">OTRA POSIBLE OPCION (sin probar)</text:p>
      <text:p text:style-name="Standard"/>
      <text:p text:style-name="Text_20_body">Este caso fue probado en Canaima y Ubuntu</text:p>
      <text:p text:style-name="P2"><text:span text:style-name="Strong_20_Emphasis">1-</text:span> Instalamos SendEmail:</text:p>
      <text:p text:style-name="P2"><text:span text:style-name="Source_20_Text">apt-get install sendemail</text:span></text:p>
      <text:p text:style-name="P2"><text:span text:style-name="Strong_20_Emphasis">2-</text:span> Instalamos los siguientes paquetes necesarios para su correcto funcionamiento con GMail:</text:p>
      <text:p text:style-name="P2"><text:span text:style-name="Source_20_Text">apt-get install libnet-ssleay-perl</text:span></text:p>
      <text:p text:style-name="P2"><text:span text:style-name="Source_20_Text">apt-get install libio-socket-ssl-perl</text:span></text:p>
      <text:p text:style-name="P3">Ahora ya estamos en condiciones de enviar nuestros correos. Para utilizar nuestra cuenta de GMail, escribimos en la consola:</text:p>
      <text:p text:style-name="P2"><text:span text:style-name="Source_20_Text">sendemail -f nombrecuenta@gmail.com -t cuentadestino@isp.com -s smtp.gmail.com:587 -u \<text:line-break/>"Asunto" -m "Cuerpo del mensaje" -a archivoadjunto -v -xu nombrecuenta -xp clavecuenta -o tls=yes</text:span></text:p>
      <text:p text:style-name="P2">Donde:</text:p>
      <text:p text:style-name="P2">“<text:span text:style-name="Emphasis">nombrecuenta@gmail.com</text:span>” es nuestra cuenta de GMail</text:p>
      <text:p text:style-name="P3">“<text:span text:style-name="Emphasis">cuentadestino@isp.com</text:span>” es la cuenta a la que queremos enviar nuestro correo (si queremos enviar a varios destinatarios solo debemos dejar un espacio en blanco entre las direcciones de correo)</text:p>
      <text:p text:style-name="P3">En “<text:span text:style-name="Strong_20_Emphasis">Asunto</text:span>” va justamente el asunto del correo (si va entre comillas) y en “<text:span text:style-name="Emphasis">Cuerpo del mensaje</text:span>” lo que queramos escribir (también entre comillas)</text:p>
      <text:p text:style-name="P2">La opción <text:span text:style-name="Strong_20_Emphasis">-a</text:span> va si queremos enviar un archivo adjunto</text:p>
      <text:p text:style-name="P2">“<text:span text:style-name="Strong_20_Emphasis">nombrecuenta</text:span>” es el nombre de nuestra cuenta de GMail sin el @</text:p>
      <text:p text:style-name="P2">“<text:span text:style-name="Strong_20_Emphasis">clavecuenta</text:span>” es nuestra clave de acceso a nuestra cuenta de GMail</text:p>
      <text:p text:style-name="Text_20_body">Ahora bien ahora un pequeño script hecho en bash para enviar una lista de correos en txt</text:p>
      <text:p text:style-name="P2"><text:span text:style-name="Source_20_Text">#!/bin/bash</text:span><text:line-break/><text:span text:style-name="Source_20_Text"># -*- ENCODING: UTF-8 -*-</text:span><text:line-break/><text:span text:style-name="Source_20_Text">i=0</text:span><text:line-break/><text:span text:style-name="Source_20_Text">while read line</text:span><text:line-break/><text:span text:style-name="Source_20_Text">do i=$(($i+1));</text:span><text:line-break/><text:span text:style-name="Source_20_Text">sendemail -f correo@gmail.com -t $line -s smtp.gmail.com:587 -u "TITULO" -m "CUERPO DEL MENSAJE" -v -xu nombredeusuariosinelaroba -xp contraseña -o tls=yes</text:span><text:line-break/><text:span text:style-name="Source_20_Text">done &lt; "/home/direccion/correos"</text:span><text:line-break/><text:span text:style-name="Source_20_Text">echo "Final line count is: $i";</text:span></text:p>
      <text:h text:style-name="Heading_20_3" text:outline-level="3"><text:soft-page-break/><text:a xlink:type="simple" xlink:href="http://www.ubuntu-es.org/comment/219457#comment-219457">mailx - sendmail - fetchmail</text:a></text:h>
      <text:p text:style-name="Text_20_body"><text:a xlink:type="simple" xlink:href="http://www.ubuntu-es.org/user/26762">Gabriel_M</text:a> Vie, 22/02/2008 - 00:15 </text:p>
      <text:p text:style-name="Text_20_body">Hola aar...:</text:p>
      <text:p text:style-name="Text_20_body">Dentro de Ubuntu <text:span text:style-name="T1">mailx permite el envio, lectura y contestación de mensajes de correo electrónico dentro del sistema o de una red</text:span>.<text:line-break/>Se instala mediante:</text:p>
      <text:p text:style-name="Text_20_body">sudo apt-get install mailx</text:p>
      <text:p text:style-name="Text_20_body">La manera más sencilla de enviar un mensaje a un usuario de la red es ejecutar:</text:p>
      <text:p text:style-name="Text_20_body">mail usuario </text:p>
      <text:p text:style-name="Text_20_body">Este pregunta el tema (subject)<text:line-break/>El cuerpo del mensaje que debe terminar con un punto (.)<text:line-break/>Y a quién se le deseaba enviar copias del mismo (Cc)<text:line-break/>Tras escribir esto, el mensaje escrito se graba como un archivo de texto (con el mismo nombre que el destinatario del mensaje, y al que se añadirán más mensajes conforme se le vayan enviando a dicho destinatario) en el directorio /var/spool/mail, a la espera de que el usuario destino los lea y vayan siendo eliminados del mismo.</text:p>
      <text:p text:style-name="Text_20_body">Si usuario está conectado o entra más tarde en cualquier terminal del sistema, recibirá un mensaje de aviso indicando que el sistema ha detectado la llegada de correo para el usuario:</text:p>
      <text:p text:style-name="Text_20_body">You have mail.</text:p>
      <text:p text:style-name="Text_20_body">Para realizar la lectura del correo electrónico, simplemente se invoca al programa mail, obteniendo una lista del correo pendiente y esperando el programa a que el usuario lo lea, responda, borre o almacene para más tarde:</text:p>
      <text:p text:style-name="Text_20_body">mail</text:p>
      <text:p text:style-name="Text_20_body">Muestra los mensajes pendientes, por responder, con su usuario de origen, la fecha y el tema, con el cursor virtual (&gt;) situado sobre el primero (es decir, indicando sobre cual actuará una orden de lectura, respuesta o borrado), y con un promtp (el carácter &amp;) a la espera de recepción de órdenes sobre que hacer con dicho correo.</text:p>
      <text:p text:style-name="Text_20_body">Estas órdenes son:</text:p>
      <text:p text:style-name="Text_20_body">'número' -&gt; Listar el mensaje .<text:line-break/>'t' -&gt; lista el mensaje actual (el apuntado por &gt;)<text:line-break/>'n' -&gt; Pasar al siguiente mensaje y visualizarlo.<text:line-break/>'d' -&gt; Borrar mensaje.<text:line-break/>'e' -&gt; Editar mensaje<text:line-break/>'r' -&gt; Responder mensaje.<text:line-break/>'q' -&gt; Salir de mailx.</text:p>
      <text:p text:style-name="Text_20_body">A la mayoría de estas opciones se les puede pasar un número de mensaje (desde 1 hasta n) para indicar sobre qué mensaje realizar la acción (ejemplo 'd 3' o 'delete 3'). Otras opciones, obtenidas <text:soft-page-break/>mediante la ayuda de mailx, son:</text:p>
      <text:p text:style-name="Text_20_body">&amp; ?<text:line-break/>Mail Commands<text:line-break/>t listar mensaje<text:line-break/>n ir al mensaje especificado y listarlo.<text:line-break/>e editar mensaje<text:line-break/>f ver cabeceras del mensaje<text:line-break/>d borrar mensaje<text:line-break/>s añadir mensajes a un archivo<text:line-break/>u recuperar mensajes borrados<text:line-break/>R Responder a los remitentes del mensaje<text:line-break/>r Responder al remitente y a todos los destinatarios.<text:line-break/>pre hacer ir los mensajes de nuevo a /usr/spool/mail<text:line-break/>m enviar mensaje a los usuarios especificados.<text:line-break/>q salir grabando mensajes en mbox<text:line-break/>h mostrar cabeceras activas.<text:line-break/>! permite ejecutar una shell o comandos de shell</text:p>
      <text:p text:style-name="Text_20_body">En el caso de no disponer de correo en ese momento, mail nos avisa con un:</text:p>
      <text:p text:style-name="Text_20_body">No mail for usuario</text:p>
      <text:p text:style-name="Text_20_body">Otro archivo asociado es el archivo .signature de nuestro directorio home, utilizado como archivo de firmas y cuyo contenido es incluido al final de los emails escritos y respondidos por nosotros, pudiendo editarse y rellenarse con cualquier editor estándar de Linux para incluir nuestra firma personal. </text:p>
      <text:p text:style-name="P1">Para el envio de correo electrónico o email a direcciones fuera de nuestra red local o de nuestro sistema es necesario sendmail.</text:p>
      <text:p text:style-name="Text_20_body">Es un agente que extrae dicho correo de /var/spool y lo envia a nuestro Proveedor de Servicios de Internet. </text:p>
      <text:p text:style-name="Text_20_body">Se instala mediante<text:line-break/>sudo apt-get install sendmail</text:p>
      <text:p text:style-name="Text_20_body">Para iniciarlo</text:p>
      <text:p text:style-name="Text_20_body">sudo sendmail start</text:p>
      <text:p text:style-name="Text_20_body">Para detenerlo</text:p>
      <text:p text:style-name="Text_20_body">sudo sendmail stop</text:p>
      <text:p text:style-name="Text_20_body">Para configuralo</text:p>
      <text:p text:style-name="Text_20_body">sudo nano /etc/sendmail.cf  (Editado) </text:p>
      <text:p text:style-name="Text_20_body">sudo nano /etc/mail/sendmail.cf</text:p>
      <text:p text:style-name="Text_20_body">Buscar una linea similar a la siguiente:</text:p>
      <text:p text:style-name="Text_20_body"><text:soft-page-break/># "Smart" relay host (may be null)<text:line-break/>DS</text:p>
      <text:p text:style-name="Text_20_body">Esta linea hay que cambiarla de forma que referencie a nuestro servidor de correo saliente o smtp<text:line-break/>Por ejemplo para hotpop debería quedar como:</text:p>
      <text:p text:style-name="Text_20_body"># "Smart" relay host (may be null)<text:line-break/>DSsmtp.hotpop.com</text:p>
      <text:p text:style-name="Text_20_body">Buscamos una línea similar a la siguiente:</text:p>
      <text:p text:style-name="Text_20_body"># Who I masquerade as (null for no masquerading)<text:line-break/>DM</text:p>
      <text:p text:style-name="Text_20_body">A esta línea hay que añadirle el dominio de nuestra dirección de correo.<text:line-break/>Por ejemplo para hotpop debería quedar como:</text:p>
      <text:p text:style-name="Text_20_body"># Who I masquerade as (null for no masquerading)<text:line-break/>DMhotpop.com</text:p>
      <text:p text:style-name="Text_20_body">Realizada la configuración, cuando desde un usuario cualquiera se envia un email, mediante el comando mail <text:a xlink:type="simple" xlink:href="mailto:usuario@proveedor.com">usuario@proveedor.com</text:a>. <text:line-break/>Dicho email se graba en /var/spool/mqueue a la espera de ser enviado a nuestro ISP quien a su vez lo enviará al usuario, el envíolo hara sendmail en la próxima conexion a Internet, mediante el comando:</text:p>
      <text:p text:style-name="Text_20_body">sudo sendmail -q </text:p>
      <text:p text:style-name="Text_20_body">Los mensajes en cola de envío se encuentran en /var/spool/mqueue y podemos consultarlos mediante el comando:</text:p>
      <text:p text:style-name="Text_20_body">mailq.</text:p>
      <text:p text:style-name="Text_20_body">Si no queremos recibir una advertencia (warning) cada vez que un mensaje lleve más de X horas sin ser enviado (4 por defecto). </text:p>
      <text:p text:style-name="Text_20_body">Buscar la linea similar a:</text:p>
      <text:p text:style-name="Text_20_body">Timeout.queuewarn=4h</text:p>
      <text:p text:style-name="Text_20_body">Y dejarla asi:</text:p>
      <text:p text:style-name="Text_20_body">#Timeout.queuewarn=4h</text:p>
      <text:p text:style-name="P1">Para recoger todo el correo de todos los servidores POP o IMAP deseados para su posterior recogida desde nuestra máquina y lectura en modo desconectado es necesario fetchmail</text:p>
      <text:p text:style-name="Text_20_body">Se instala con:</text:p>
      <text:p text:style-name="Text_20_body">sudo apt-get install fetchmail</text:p>
      <text:p text:style-name="Text_20_body">Para configurarlo se debe crear un archivo .fetchmailrc en el directorio del usuario </text:p>
      <text:p text:style-name="Text_20_body">sudo nano /home/usuario/.fetcmailrc</text:p>
      <text:p text:style-name="Text_20_body">Dicho archivo tiene un formato como el que sigue:</text:p>
      <text:p text:style-name="Text_20_body"><text:soft-page-break/>defaults<text:line-break/>fetchall<text:line-break/>flush<text:line-break/>pass8bits</text:p>
      <text:p text:style-name="Text_20_body">poll servidor_de_correo<text:line-break/>proto pop3<text:line-break/>user usuario<text:line-break/>pass password<text:line-break/>to usuario_local</text:p>
      <text:p text:style-name="Text_20_body">Debe tantos bloques poll/proto/user/pass/to como servidores de correo de donde deseemos recoger el mismo</text:p>
      <text:p text:style-name="Text_20_body">Las opciones incluidas en este archivo son las siguientes:</text:p>
      <text:p text:style-name="Text_20_body">* defaults: establece los valores por defecto para fetchmail.<text:line-break/>* fetchall: recoge todos los mensajes pendientes en el servidor de correo.<text:line-break/>* flush: una vez recogidos los mensajes son borrados del servidor de correo. Para nuestras primeras pruebas es recomendable cambiar este parámetro por keep, para que los mantenga y así no los perdamos en caso de un error de configuración.<text:line-break/>* pass8bits: Indica que el mensaje puede contener caracteres de 8 bits (acentos, eñes, etc.).<text:line-break/>* Bloque poll/proto/user/pass: Indica las caracteristicas de nuestro servidor de correo. Si disponemos de más de un servidor de correo, se deben incluir tantos bloques de este tipo (repetir la estructura para ambos) como servidores dispongamos.<text:line-break/>* poll: Indica el servidor de correo entrante (POP o IMAP) de donde leer el correo.<text:line-break/>* proto pop3: Indica que nuestro servidor de correo entrante utiliza POP para la recogida del correo (alternativo a IMAP).<text:line-break/>* user y pass: Indican la cuenta del correo y password del usuario. Si nuestro password es numérico hace falta encerrarlo entre comillas dobles "".<text:line-break/>* to usuario: Indica a qué cuenta de usuario se le ha de pasar el correo. Usuario ha de ser una cuenta de nuestro sistema Linux, tales como sromero, o root.</text:p>
      <text:p text:style-name="Text_20_body">Además, este archivo tiene que tener unos permisos de lectura/escritura concretos, debido a que posee nuestro password de correo, cosa que se realiza con la orden chmod:</text:p>
      <text:p text:style-name="Text_20_body">sudo chmod 0600 .fetchmailrc</text:p>
      <text:p text:style-name="Text_20_body">La forma de recoger el correo es, estando conectado, ejecutar la orden:</text:p>
      <text:p text:style-name="Text_20_body">sudo fetchmail</text:p>
      <text:p text:style-name="Text_20_body">Una vez recogidos los mensajes son depositados por sendmail en /var/spool/mail, de manera que puedan ser accedidos por mailx</text:p>
      <text:p text:style-name="Text_20_body">Saludos. </text:p>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LGC Sans" style:font-size-asian="14pt" style:font-weight-asian="bold" style:font-name-complex="DejaVu LGC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DejaVu LGC Sans Mono" style:font-name-complex="Liberation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 </meta:initial-creator>
    <meta:creation-date>2014-10-06T19:09:02.966246865</meta:creation-date>
    <dc:date>2015-01-03T22:13:09</dc:date>
    <dc:creator>soa </dc:creator>
    <meta:editing-duration>PT13M51S</meta:editing-duration>
    <meta:editing-cycles>9</meta:editing-cycles>
    <meta:generator>LibreOffice/3.5$Linux_x86 LibreOffice_project/350m1$Build-2</meta:generator>
    <meta:document-statistic meta:table-count="0" meta:image-count="0" meta:object-count="0" meta:page-count="6" meta:paragraph-count="93" meta:word-count="1460" meta:character-count="9236" meta:non-whitespace-character-count="7854"/>
  </office:meta>
</office:document-meta>
</file>